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4"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6078914919852" calcext:value-type="float">
            <text:p>0.76078914919852</text:p>
          </table:table-cell>
          <table:table-cell table:number-columns-repeated="4"/>
          <table:table-cell office:value-type="float" office:value="13750" calcext:value-type="float">
            <text:p>13750</text:p>
          </table:table-cell>
          <table:table-cell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74" calcext:value-type="float">
            <text:p>0.74</text:p>
          </table:table-cell>
          <table:table-cell table:number-columns-repeated="2"/>
          <table:table-cell table:style-name="ce1" office:value-type="string" calcext:value-type="string">
            <text:p>Log reg:</text:p>
          </table:table-cell>
          <table:table-cell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5"/>
          <table:table-cell office:value-type="float" office:value="1622" calcext:value-type="float">
            <text:p>1622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5"/>
          <table:table-cell office:value-type="string" calcext:value-type="string">
            <text:p>Accuracy</text:p>
          </table:table-cell>
          <table:table-cell office:value-type="float" office:value="0.758323057953144" calcext:value-type="float">
            <text:p>0.758323057953144</text:p>
          </table:table-cell>
        </table:table-row>
        <table:table-row table:style-name="ro1">
          <table:table-cell office:value-type="string" calcext:value-type="string">
            <text:p><text:s text:c="4"/>0 <text:s text:c="7"/>0.75 <text:s text:c="5"/>0.89 <text:s text:c="5"/>0.82 <text:s text:c="5"/>969 <text:s text:c="3"/></text:p>
          </table:table-cell>
          <table:table-cell table:number-columns-repeated="5"/>
          <table:table-cell office:value-type="string" calcext:value-type="string">
            <text:p>macro-F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<text:s text:c="4"/>1 <text:s text:c="7"/>0.78 <text:s text:c="5"/>0.57 <text:s text:c="5"/>0.66 <text:s text:c="5"/>653 <text:s text:c="3"/></text:p>
          </table:table-cell>
          <table:table-cell table:number-columns-repeated="5"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4"/>
          <table:table-cell office:value-type="string" calcext:value-type="string">
            <text:p><text:s text:c="4"/>0 <text:s text:c="7"/>0.73 <text:s text:c="5"/>0.95 <text:s text:c="5"/>0.82 <text:s text:c="5"/>969 <text:s text:c="3"/></text:p>
          </table:table-cell>
          <table:table-cell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4"/>
          <table:table-cell office:value-type="string" calcext:value-type="string">
            <text:p><text:s text:c="4"/>1 <text:s text:c="7"/>0.87 <text:s text:c="5"/>0.47 <text:s text:c="5"/>0.61 <text:s text:c="5"/>653 <text:s text:c="3"/>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58939580764488" calcext:value-type="float">
            <text:p>0.7589395807644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74" calcext:value-type="float">
            <text:p>0.7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office:value-type="string" calcext:value-type="string">
            <text:p><text:s text:c="4"/>0 <text:s text:c="7"/>0.78 <text:s text:c="5"/>0.84 <text:s text:c="5"/>0.81 <text:s text:c="5"/>969 <text:s text:c="3"/></text:p>
          </table:table-cell>
          <table:table-cell table:number-columns-repeated="5"/>
          <table:table-cell office:value-type="float" office:value="13750" calcext:value-type="float">
            <text:p>13750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73 <text:s text:c="5"/>0.64 <text:s text:c="5"/>0.68 <text:s text:c="5"/>653 <text:s text:c="3"/></text:p>
          </table:table-cell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4"/>
          <table:table-cell office:value-type="float" office:value="1622" calcext:value-type="float">
            <text:p>1622</text:p>
          </table:table-cell>
          <table:table-cell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4"/>
          <table:table-cell office:value-type="string" calcext:value-type="string">
            <text:p>Accuracy</text:p>
          </table:table-cell>
          <table:table-cell office:value-type="float" office:value="0.765104808877928" calcext:value-type="float">
            <text:p>0.765104808877928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4"/>
          <table:table-cell office:value-type="string" calcext:value-type="string">
            <text:p>macro-F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5"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5"/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cro-F1</text:p>
          </table:table-cell>
          <table:table-cell table:number-columns-repeated="5"/>
          <table:table-cell office:value-type="string" calcext:value-type="string">
            <text:p><text:s text:c="4"/>0 <text:s text:c="7"/>0.75 <text:s text:c="5"/>0.92 <text:s text:c="5"/>0.82 <text:s text:c="5"/>969 <text:s text:c="3"/></text:p>
          </table:table-cell>
          <table:table-cell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5"/>
          <table:table-cell office:value-type="string" calcext:value-type="string">
            <text:p><text:s text:c="4"/>1 <text:s text:c="7"/>0.81 <text:s text:c="5"/>0.54 <text:s text:c="5"/>0.65 <text:s text:c="5"/>653 <text:s text:c="3"/>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0 <text:s text:c="7"/>0.80 <text:s text:c="5"/>0.85 <text:s text:c="5"/>0.82 <text:s text:c="5"/>969 <text:s text:c="3"/>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75 <text:s text:c="5"/>0.68 <text:s text:c="5"/>0.71 <text:s text:c="5"/>653 <text:s text:c="3"/></text:p>
          </table:table-cell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/>
          <table:table-cell office:value-type="string" calcext:value-type="string">
            <text:p>correct number of ft- dont add this</text:p>
          </table:table-cell>
          <table:table-cell table:number-columns-repeated="2"/>
          <table:table-cell office:value-type="float" office:value="13750" calcext:value-type="float">
            <text:p>13750</text:p>
          </table:table-cell>
          <table:table-cell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4"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4"/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  <table:table-cell table:number-columns-repeated="4"/>
          <table:table-cell office:value-type="string" calcext:value-type="string">
            <text:p>word emb test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87916152897657" calcext:value-type="float">
            <text:p>0.787916152897657</text:p>
          </table:table-cell>
          <table:table-cell table:number-columns-repeated="4"/>
          <table:table-cell office:value-type="float" office:value="1622" calcext:value-type="float">
            <text:p>1622</text:p>
          </table:table-cell>
          <table:table-cell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77" calcext:value-type="float">
            <text:p>0.77</text:p>
          </table:table-cell>
          <table:table-cell table:number-columns-repeated="4"/>
          <table:table-cell office:value-type="string" calcext:value-type="string">
            <text:p>Accuracy</text:p>
          </table:table-cell>
          <table:table-cell office:value-type="float" office:value="0.771270036991369" calcext:value-type="float">
            <text:p>0.771270036991369</text:p>
          </table:table-cell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5"/>
          <table:table-cell office:value-type="string" calcext:value-type="string">
            <text:p>macro-F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5"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<text:s text:c="4"/>0 <text:s text:c="7"/>0.80 <text:s text:c="5"/>0.86 <text:s text:c="5"/>0.83 <text:s text:c="5"/>969 <text:s text:c="3"/></text:p>
          </table:table-cell>
          <table:table-cell table:number-columns-repeated="5"/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77 <text:s text:c="5"/>0.67 <text:s text:c="5"/>0.72 <text:s text:c="5"/>653 <text:s text:c="3"/></text:p>
          </table:table-cell>
          <table:table-cell table:number-columns-repeated="5"/>
          <table:table-cell office:value-type="string" calcext:value-type="string">
            <text:p><text:s text:c="4"/>0 <text:s text:c="7"/>0.76 <text:s text:c="5"/>0.90 <text:s text:c="5"/>0.82 <text:s text:c="5"/>969 <text:s text:c="3"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1 <text:s text:c="7"/>0.80 <text:s text:c="5"/>0.58 <text:s text:c="5"/>0.67 <text:s text:c="5"/>653 <text:s text:c="3"/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</table:table-row>
        <table:table-row table:style-name="ro1">
          <table:table-cell table:number-columns-repeated="6"/>
          <table:table-cell office:value-type="float" office:value="13750" calcext:value-type="float">
            <text:p>1375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ord emb tes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</table:table-row>
        <table:table-row table:style-name="ro1">
          <table:table-cell table:number-columns-repeated="6"/>
          <table:table-cell office:value-type="float" office:value="1622" calcext:value-type="float">
            <text:p>162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Accurac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acro-F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0 <text:s text:c="7"/>0.76 <text:s text:c="5"/>0.91 <text:s text:c="5"/>0.83 <text:s text:c="5"/>969 <text:s text:c="3"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1 <text:s text:c="7"/>0.81 <text:s text:c="5"/>0.58 <text:s text:c="5"/>0.68 <text:s text:c="5"/>653 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2:45:10.774756331</meta:creation-date>
    <dc:date>2018-05-16T21:06:37.682329066</dc:date>
    <meta:editing-duration>P3DT6H24M23S</meta:editing-duration>
    <meta:editing-cycles>5</meta:editing-cycles>
    <meta:generator>LibreOffice/5.4.5.1$Linux_X86_64 LibreOffice_project/40m0$Build-1</meta:generator>
    <meta:document-statistic meta:table-count="1" meta:cell-count="137" meta:object-count="0"/>
  </office:meta>
</office:document-meta>
</file>